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bd5" officeooo:paragraph-rsid="00105bd5"/>
    </style:style>
    <style:style style:name="P2" style:family="paragraph" style:parent-style-name="Standard">
      <style:text-properties officeooo:rsid="0013ea0f" officeooo:paragraph-rsid="0013ea0f"/>
    </style:style>
    <style:style style:name="P3" style:family="paragraph" style:parent-style-name="Standard">
      <style:text-properties style:text-underline-style="solid" style:text-underline-width="auto" style:text-underline-color="font-color" officeooo:rsid="00105bd5" officeooo:paragraph-rsid="00105bd5"/>
    </style:style>
    <style:style style:name="P4" style:family="paragraph" style:parent-style-name="Standard">
      <style:text-properties officeooo:paragraph-rsid="0013ea0f"/>
    </style:style>
    <style:style style:name="P5" style:family="paragraph" style:parent-style-name="Standard">
      <style:text-properties officeooo:rsid="001648c1" officeooo:paragraph-rsid="001648c1"/>
    </style:style>
    <style:style style:name="P6" style:family="paragraph" style:parent-style-name="Standard">
      <style:text-properties officeooo:paragraph-rsid="001788f6"/>
    </style:style>
    <style:style style:name="T1" style:family="text">
      <style:text-properties officeooo:rsid="0015694e"/>
    </style:style>
    <style:style style:name="T2" style:family="text">
      <style:text-properties officeooo:rsid="0013e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 a user, I want to create a claim so that I can recover my losses.</text:p>
      <text:p text:style-name="Standard">As a user, I want to create an account so that I can login.</text:p>
      <text:p text:style-name="Standard">As a user, I want to login so that I can view my claims.</text:p>
      <text:p text:style-name="Standard">As a user, I want to logout so that my information does not remain available on my computer.</text:p>
      <text:p text:style-name="Standard">As a user, I want to view how much I have recovered so that I can keep track.</text:p>
      <text:p text:style-name="Standard"/>
      <text:p text:style-name="P6">As a <text:span text:style-name="T2">Shield Handler</text:span>, I want to login so that I can approve or deny a claim.</text:p>
      <text:p text:style-name="P6">As a <text:span text:style-name="T2">Shield Handler</text:span>, I want to approve a claim so that the injured party can be compensated.</text:p>
      <text:p text:style-name="P6">As a <text:span text:style-name="T2">Shield Handler</text:span>, I want to deny a claim so that a frivolous claim is dismissed.</text:p>
      <text:p text:style-name="P6">As a <text:span text:style-name="T2">Shield Handler</text:span>, I want to forward to the involved personnel so that I can get more information.</text:p>
      <text:p text:style-name="P6">As a <text:span text:style-name="T2">Shield Handler</text:span>, I want to see pending claims so that I can make decisions about them.</text:p>
      <text:p text:style-name="P6">As a <text:span text:style-name="T2">Shield Handler</text:span>, I want to see user's previous claims so that I don't accidentally approve the same claim multiple times.</text:p>
      <text:p text:style-name="P6">As a <text:span text:style-name="T2">Shield Handler</text:span>, I want to view all Shield Agent statistics, so that I can send an email if one Shield Agent is clearly causing too much damage.</text:p>
      <text:p text:style-name="P6">As a <text:span text:style-name="T2">Shield Handler</text:span>, I want logout so that my information does not remain available on my computer.</text:p>
      <text:p text:style-name="Standard"/>
      <text:p text:style-name="Standard">As a Shield Agent, I want to login so that I can view my claims and statistics.</text:p>
      <text:p text:style-name="Standard">As a Shield Agent, I want to view a list of my claims so that I can see the damage I caused.</text:p>
      <text:p text:style-name="Standard">As a Shield Agent, I want to send back a message on a pending claim, so that the compensation agent has the relevant information.</text:p>
      <text:p text:style-name="Standard">As a Shield Agent, I want to view my statistics, so that I can consider my actions in the future.</text:p>
      <text:p text:style-name="Standard">As a Shield Agent, I want to view a leaderboard, so that I can see how my damage stacks up to other Shield Agents.</text:p>
      <text:p text:style-name="Standard">As a Shield Agent, I want to logout so that my information does not remain available on my computer.</text:p>
      <text:p text:style-name="Standard"/>
      <text:p text:style-name="Standard">As the system, I should reject failed login attempts.</text:p>
      <text:p text:style-name="Standard">As the system, I should reject negative values for claim requests.</text:p>
      <text:p text:style-name="Standard">As the system, I should reject non-numeric values for claim requests.</text:p>
      <text:p text:style-name="Standard"/>
      <text:p text:style-name="P1"/>
      <text:p text:style-name="P1"/>
      <text:p text:style-name="P2">Replace compensation agent with Shield Handler</text:p>
      <text:p text:style-name="P2"/>
      <text:p text:style-name="P3">Add debriefings.</text:p>
      <text:p text:style-name="P4"><text:span text:style-name="T2">As a Shield Agent, I want to fill out a debriefing, so that </text:span><text:span text:style-name="T1">I can document my missions</text:span><text:span text:style-name="T2">.</text:span></text:p>
      <text:p text:style-name="P5">As a Shield Agent, I want to view my previous debriefings, so that I can make better decisions.</text:p>
      <text:p text:style-name="P2">As a Shield Handler, I want to check debriefings, so that I can be better informed for my decisions.</text:p>
      <text:p text:style-name="P2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7T16:07:39.97</meta:creation-date>
    <dc:date>2021-12-29T09:04:38.175000000</dc:date>
    <meta:editing-duration>PT3H8M43S</meta:editing-duration>
    <meta:editing-cycles>10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8" meta:word-count="458" meta:character-count="2308" meta:non-whitespace-character-count="1876"/>
  </office:meta>
</office:document-meta>
</file>